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21">
      <style:table-cell-properties fo:border="thin solid #000000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8437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28pt" style:use-optimal-row-height="false" fo:break-before="auto"/>
    </style:style>
    <style:style style:name="ro5" style:family="table-row">
      <style:table-row-properties style:row-height="22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1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5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5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11">
            <text:p>lines 8-12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string" table:style-name="ce9">
            <text:p>line 17</text:p>
          </table:table-cell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table:style-name="ce11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float" office:value="20" table:style-name="ce9">
            <text:p>20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string" table:style-name="ce9">
            <text:p>22-28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17" table:style-name="ce9">
            <text:p>17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float" office:value="33" table:style-name="ce9">
            <text:p>33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float" office:value="34" table:style-name="ce9">
            <text:p>3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table:style-name="ce9"/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string" table:style-name="ce9">
            <text:p>228-231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table:style-name="ce9"/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float" office:value="35" table:style-name="ce9">
            <text:p>3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string" table:style-name="ce9">
            <text:p>43-5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9">
            <text:p>57-59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string" table:style-name="ce9">
            <text:p>62-104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string" table:style-name="ce9">
            <text:p>126-154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float" office:value="160" table:style-name="ce9">
            <text:p>16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float" office:value="164" table:style-name="ce9">
            <text:p>16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string" table:style-name="ce9">
            <text:p>218-22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float" office:value="221" table:style-name="ce9">
            <text:p>22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float" office:value="224" table:style-name="ce9">
            <text:p>22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float" office:value="226" table:style-name="ce9">
            <text:p>22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float" office:value="280" table:style-name="ce9">
            <text:p>28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string" table:style-name="ce9">
            <text:p>297-34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table:style-name="ce9"/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9">
            <text:p>352-358</text:p>
          </table:table-cell>
          <table:table-cell office:value-type="float" office:value="8" table:style-name="ce8">
            <text:p>8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number-columns-repeated="2" table:style-name="ce9"/>
          <table:table-cell office:value-type="float" office:value="100" table:formula="of:=SUM([.F9:.F55])" table:style-name="ce8">
            <text:p>100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2"/>
          <table:table-cell table:style-name="ce1"/>
          <table:table-cell table:style-name="ce9"/>
          <table:table-cell table:style-name="ce2"/>
          <table:table-cell table:number-columns-repeated="16378" table:style-name="ce1"/>
        </table:table-row>
        <table:table-row table:style-name="ro5">
          <table:table-cell/>
          <table:table-cell table:number-columns-repeated="2" table:style-name="ce2"/>
          <table:table-cell table:style-name="ce1"/>
          <table:table-cell office:value-type="string" table:style-name="ce9">
            <text:p>Total</text:p>
          </table:table-cell>
          <table:table-cell table:style-name="ce2"/>
          <table:table-cell table:number-columns-repeated="16378" table:style-name="ce1"/>
        </table:table-row>
        <table:table-row table:number-rows-repeated="1048518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21">
      <number:day/>
      <number:text>-</number:text>
      <number:month number:textual="true"/>
    </number:dat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10</meta:generator>
    <meta:initial-creator>RCC RCCD</meta:initial-creator>
    <dc:creator>Velasquez, Jacob</dc:creator>
    <meta:creation-date>2017-01-25T10:21:36Z</meta:creation-date>
    <dc:date>2019-02-04T01:20:08Z</dc:date>
    <meta:editing-cycles>10</meta:editing-cycles>
    <meta:editing-duration>PT3878S</meta:editing-duration>
  </office:meta>
</office:document-meta>
</file>